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ac8" officeooo:paragraph-rsid="001caac8"/>
    </style:style>
    <style:style style:name="P2" style:family="paragraph" style:parent-style-name="Standard">
      <style:text-properties officeooo:paragraph-rsid="001caac8"/>
    </style:style>
    <style:style style:name="P3" style:family="paragraph" style:parent-style-name="Standard">
      <style:text-properties style:font-name="Noto Mono" officeooo:rsid="001caac8" officeooo:paragraph-rsid="001caac8"/>
    </style:style>
    <style:style style:name="P4" style:family="paragraph" style:parent-style-name="Standard">
      <style:text-properties style:font-name="C059" fo:font-size="15pt" fo:font-weight="bold" officeooo:rsid="001caac8" officeooo:paragraph-rsid="001caac8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C059" fo:font-size="18pt" fo:font-weight="bold" officeooo:rsid="001caac8" officeooo:paragraph-rsid="001caac8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daa4b" officeooo:paragraph-rsid="001daa4b"/>
    </style:style>
    <style:style style:name="P7" style:family="paragraph" style:parent-style-name="Standard">
      <style:text-properties style:font-name="C059" fo:font-size="16pt" fo:font-weight="bold" officeooo:rsid="001caac8" officeooo:paragraph-rsid="001caac8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daa4b" officeooo:paragraph-rsid="001daa4b"/>
    </style:style>
    <style:style style:name="P9" style:family="paragraph" style:parent-style-name="Standard">
      <style:text-properties officeooo:rsid="0022b7ae" officeooo:paragraph-rsid="0022b7ae"/>
    </style:style>
    <style:style style:name="T1" style:family="text">
      <style:text-properties officeooo:rsid="001caac8"/>
    </style:style>
    <style:style style:name="T2" style:family="text">
      <style:text-properties fo:color="#c9211e"/>
    </style:style>
    <style:style style:name="T3" style:family="text">
      <style:text-properties style:font-name="Noto Mono"/>
    </style:style>
    <style:style style:name="T4" style:family="text">
      <style:text-properties style:font-name="C059" fo:font-weight="bold" style:font-weight-asian="bold" style:font-weight-complex="bold"/>
    </style:style>
    <style:style style:name="T5" style:family="text">
      <style:text-properties style:font-name="C059" fo:font-size="16pt" fo:font-weight="bold" officeooo:rsid="001caac8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Command for My Docker Project 22-10-2023:</text:p>
      <text:p text:style-name="P1"/>
      <text:p text:style-name="P1"/>
      <text:p text:style-name="P9">MongoDB commands:</text:p>
      <text:p text:style-name="P9"/>
      <text:p text:style-name="P9">docker run -d <text:s/>mongo:5</text:p>
      <text:p text:style-name="P9">docker run -d <text:s/>mongo:4.4.25</text:p>
      <text:p text:style-name="P9"/>
      <text:p text:style-name="P9">docker run -d --rm -p 27017:27017 --name mongo1 --network mongoCluster mongo:4.4.25 mongod --replSet myReplicaSet --bind_ip localhost,mongo1</text:p>
      <text:p text:style-name="P9"/>
      <text:p text:style-name="P6">docker run -d --rm -p 27018:27017 --name mongo2 --network mongoCluster mongo:4.4.25 mongod --replSet myReplicaSet --bind_ip localhost,mongo2</text:p>
      <text:p text:style-name="P6"/>
      <text:p text:style-name="P6">docker run -d --rm -p 27019:27017 --name mongo3 --network mongoCluster mongo:4.4.25 mongod --replSet myReplicaSet --bind_ip localhost,mongo3</text:p>
      <text:p text:style-name="P6"/>
      <text:p text:style-name="P6"/>
      <text:p text:style-name="P6"/>
      <text:p text:style-name="P6"/>
      <text:p text:style-name="P6"/>
      <text:p text:style-name="P6">commands for installing requriments</text:p>
      <text:p text:style-name="P6"/>
      <text:p text:style-name="P6">pip install python-telegram-bot</text:p>
      <text:p text:style-name="P6">pip install boto3</text:p>
      <text:p text:style-name="P6">pip install pymongo</text:p>
      <text:p text:style-name="P6">pip install telebot</text:p>
      <text:p text:style-name="P1">pip install uuid</text:p>
      <text:p text:style-name="P1">pip install botocore</text:p>
      <text:p text:style-name="P1"/>
      <text:p text:style-name="P1"/>
      <text:p text:style-name="P1"/>
      <text:p text:style-name="P1"/>
      <text:p text:style-name="P7">1) docker build :</text:p>
      <text:p text:style-name="P1"/>
      <text:p text:style-name="P1"><text:span text:style-name="T3">docker build -t lanascoop .</text:span> </text:p>
      <text:p text:style-name="P1"/>
      <text:p text:style-name="P1"/>
      <text:p text:style-name="P2"><text:span text:style-name="T5">2) docker run:</text:span><text:span text:style-name="T1"> </text:span></text:p>
      <text:p text:style-name="P1"/>
      <text:p text:style-name="P3">docker run -e "TELEGRAM_TOKEN=6696382303:AAGkwWWCkV_SSZ9Z_uiGS8HIMeRmqXUPWfg" -e 'TELEGRAM_APP_URL="https://t.me/lanascoop_bot"' -e 'S3_BUCKET_URL="https://s3.console.aws.amazon.com/s3/buckets/mbaker-bucket?region=eu-north-1&amp;tab=objects"' -e 'BUCKET_NAME="https://s3.console.aws.amazon.com/s3/buckets/mbaker-bucket?region=eu-north-1&amp;tab=objects"' -p 8081:8081 -it lanascoop</text:p>
      <text:p text:style-name="P1"/>
      <text:p text:style-name="P1"/>
      <text:p text:style-name="P1"><text:soft-page-break/><text:span text:style-name="T4">3) docker exec:</text:span> </text:p>
      <text:p text:style-name="P1"/>
      <text:p text:style-name="P3">docker exec -it <text:s/><text:span text:style-name="T2">e3e10db513c2</text:span> /bin/bash </text:p>
      <text:p text:style-name="P1"/>
      <text:p text:style-name="P1"/>
      <text:p text:style-name="P4">4) curl :</text:p>
      <text:p text:style-name="P1"/>
      <text:p text:style-name="P3">curl -X POST 172.17.0.1:8081/predict?imgName=street.jpeg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9:02:09.720287823</meta:creation-date>
    <dc:date>2023-10-22T19:30:57.519762337</dc:date>
    <meta:editing-duration>PT20M4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143" meta:character-count="1245" meta:non-whitespace-character-count="1132"/>
  </office:meta>
</office:document-meta>
</file>